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1.905cm" svg:x="1.636cm" svg:y="1.508cm">
          <text:p text:style-name="P1"><text:span text:style-name="T1">destAddr Node 0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1.905cm" svg:x="1.635cm" svg:y="3.407cm">
          <text:p text:style-name="P1"><text:span text:style-name="T1">destAddr</text:span></text:p>
          <text:p text:style-name="P1"><text:span text:style-name="T1">Node 0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905cm" svg:x="5.7cm" svg:y="1.508cm">
          <text:p text:style-name="P1">pktQueue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905cm" svg:x="9.129cm" svg:y="1.508cm">
          <text:p text:style-name="P1">pktQueue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905cm" svg:x="9.128cm" svg:y="1.507cm">
          <text:p text:style-name="P1">pktQueue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1.905cm" svg:x="12.558cm" svg:y="1.508cm">
          <text:p text:style-name="P1">pktQueueElemen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9cm" svg:y1="2.397cm" svg:x2="5.7cm" svg:y2="2.397cm">
          <text:p/>
        </draw:line>
        <draw:custom-shape draw:style-name="gr2" draw:text-style-name="P1" draw:layer="layout" svg:width="3.429cm" svg:height="1.905cm" svg:x="5.7cm" svg:y="4.048cm">
          <text:p text:style-name="P1">pktQueueElemen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49cm" svg:y1="4.429cm" svg:x2="5.7cm" svg:y2="5.064cm">
          <text:p/>
        </draw:line>
        <draw:custom-shape draw:style-name="gr4" draw:text-style-name="P3" draw:layer="layout" svg:width="4.445cm" svg:height="4.953cm" svg:x="17.129cm" svg:y="1.508cm">
          <text:p text:style-name="P3">pktQueueElement</text:p>
          <text:p text:style-name="P3"/>
          <text:p text:style-name="P3">- destAddr</text:p>
          <text:p text:style-name="P3">- lifeTi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2.159cm" svg:x="17.51cm" svg:y="3.921cm">
          <text:p text:style-name="P4"><text:span text:style-name="T2">ApplPk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1.762cm" svg:y="8.62cm">
          <text:p text:style-name="P1">RREQVector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5.572cm" svg:y="8.62cm">
          <text:p text:style-name="P1">RREQVector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9.382cm" svg:y="8.62cm">
          <text:p text:style-name="P1">RREQVectorEl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2.667cm" svg:x="14.589cm" svg:y="8.239cm">
          <text:p text:style-name="P1">RREQVectorElement</text:p>
          <text:p text:style-name="P3"/>
          <text:p text:style-name="P3">- RREQ_ID</text:p>
          <text:p text:style-name="P3">- srcAddr</text:p>
          <text:p text:style-name="P3">- lifeTime</text:p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28cm" svg:height="0.645cm" svg:x="1.762cm" svg:y="7.975cm">
          <draw:text-box>
            <text:p><text:span text:style-name="T1">std::vector</text:span></text:p>
          </draw:text-box>
        </draw:frame>
        <draw:frame draw:style-name="gr6" draw:text-style-name="P5" draw:layer="layout" svg:width="1.848cm" svg:height="0.645cm" svg:x="1.635cm" svg:y="0.238cm">
          <draw:text-box>
            <text:p><text:span text:style-name="T1">std::map</text:span></text:p>
          </draw:text-box>
        </draw:frame>
        <draw:frame draw:style-name="gr6" draw:text-style-name="P5" draw:layer="layout" svg:width="2.14cm" svg:height="0.645cm" svg:x="5.718cm" svg:y="0.863cm">
          <draw:text-box>
            <text:p><text:span text:style-name="T1">std::queue</text:span></text:p>
          </draw:text-box>
        </draw:frame>
        <draw:custom-shape draw:style-name="gr7" draw:text-style-name="P2" draw:layer="layout" svg:width="15.113cm" svg:height="5.969cm" svg:x="1.381cm" svg:y="0.87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848cm" svg:height="0.645cm" svg:x="2.016cm" svg:y="12.938cm">
          <draw:text-box>
            <text:p><text:span text:style-name="T1">std::map</text:span></text:p>
          </draw:text-box>
        </draw:frame>
        <draw:custom-shape draw:style-name="gr1" draw:text-style-name="P1" draw:layer="layout" svg:width="2.921cm" svg:height="1.905cm" svg:x="2.143cm" svg:y="13.827cm">
          <text:p text:style-name="P1"><text:span text:style-name="T1">finalDestAddr</text:span></text:p>
          <text:p text:style-name="P1"><text:span text:style-name="T1"><text:s/></text:span><text:span text:style-name="T1">Node 0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48cm" svg:height="1.905cm" svg:x="2.143cm" svg:y="15.732cm">
          <text:p text:style-name="P1"><text:span text:style-name="T1">finalDestAddr</text:span></text:p>
          <text:p text:style-name="P1"><text:span text:style-name="T1">Node 0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905cm" svg:x="5.064cm" svg:y="13.827cm">
          <text:p text:style-name="P1"><text:span text:style-name="T1">routeMap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905cm" svg:x="5.064cm" svg:y="15.732cm">
          <text:p text:style-name="P1"><text:span text:style-name="T1">routeMapEl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45cm" svg:height="4.953cm" svg:x="11.16cm" svg:y="13.192cm">
          <text:p text:style-name="P3">routeMapElement</text:p>
          <text:p text:style-name="P3"/>
          <text:p text:style-name="P3">- destinationAddress</text:p>
          <text:p text:style-name="P3">- destinationSeqNumber</text:p>
          <text:p text:style-name="P3">- nextHop</text:p>
          <text:p text:style-name="P3">- hopCount</text:p>
          <text:p text:style-name="P3">- lifeTim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1.143cm" svg:x="11.541cm" svg:y="16.494cm">
          <text:p text:style-name="P3">Precurssor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51cm" svg:height="1.143cm" svg:x="16.267cm" svg:y="16.494cm">
          <text:p text:style-name="P6">Node Addres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24cm" svg:y1="17.002cm" svg:x2="16.24cm" svg:y2="17.002cm">
          <text:p/>
        </draw:line>
        <draw:custom-shape draw:style-name="gr8" draw:text-style-name="P6" draw:layer="layout" svg:width="1.751cm" svg:height="1.143cm" svg:x="18.045cm" svg:y="16.494cm">
          <text:p text:style-name="P6">Node Addres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51cm" svg:height="1.143cm" svg:x="19.796cm" svg:y="16.494cm">
          <text:p text:style-name="P6">Node Addres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6:56:44</meta:creation-date>
    <dc:date>2012-10-29T07:21:27</dc:date>
    <dc:creator>mnobrega </dc:creator>
    <meta:editing-duration>PT11M54S</meta:editing-duration>
    <meta:editing-cycles>2</meta:editing-cycles>
    <meta:generator>LibreOffice/3.5$Linux_X86_64 LibreOffice_project/350m1$Build-2</meta:generator>
    <meta:document-statistic meta:object-count="30"/>
  </office:meta>
</office:document-meta>
</file>